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7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8pt" style:font-size-asian="28pt" style:font-size-complex="28pt"/>
    </style:style>
    <style:style style:name="P3" style:family="paragraph">
      <style:paragraph-properties fo:text-align="center"/>
      <style:text-properties fo:font-size="28pt" fo:text-shadow="none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  <style:text-properties fo:color="#000000" fo:font-weight="normal" style:font-weight-asian="normal" style:font-weight-complex="normal"/>
    </style:style>
    <style:style style:name="T1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fo:text-shadow="none" fo:font-weight="bold" style:font-size-asian="28pt" style:font-weight-asian="bold" style:font-size-complex="28pt" style:font-weight-complex="bold"/>
    </style:style>
    <style:style style:name="T3" style:family="text">
      <style:text-properties fo:color="#000000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9.558cm" svg:height="9.668cm" svg:x="1.762cm" svg:y="10.271cm">
          <text:p text:style-name="P1"><text:span text:style-name="T1">Device Driver</text:span></text:p>
          <text:p text:style-name="P1"><text:span text:style-name="T1">设备驱动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" draw:id="id1" draw:layer="layout" svg:width="19.558cm" svg:height="7.747cm" svg:x="1.762cm" svg:y="1.508cm">
          <text:p text:style-name="P1"><text:span text:style-name="T2">Engine Kernel</text:span></text:p>
          <text:p text:style-name="P1"><text:span text:style-name="T2">引擎内核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7.862cm" svg:height="7.092cm" svg:x="2.168cm" svg:y="1.72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.234cm" svg:height="1.929cm" svg:x="2.846cm" svg:y="3.553cm">
            <text:p text:style-name="P1">Common</text:p>
            <text:p text:style-name="P1">通用数据结构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.37cm" svg:height="1.736cm" svg:x="2.846cm" svg:y="5.965cm">
            <text:p text:style-name="P1">Debug Tools</text:p>
            <text:p text:style-name="P1">内部调试工具</text:p>
            <draw:enhanced-geometry svg:viewBox="0 0 21600 21600" draw:type="rectangle" draw:enhanced-path="M 0 0 L 21600 0 21600 21600 0 21600 0 0 Z N"/>
          </draw:custom-shape>
          <draw:frame draw:style-name="gr3" draw:text-style-name="P1" draw:layer="layout" svg:width="5.828cm" svg:height="1.707cm" svg:x="2.982cm" svg:y="1.624cm">
            <draw:text-box>
              <text:p text:style-name="P1">Low-level Utilities</text:p>
              <text:p text:style-name="P1">底层工具模块</text:p>
            </draw:text-box>
          </draw:frame>
        </draw:g>
        <draw:g>
          <draw:custom-shape draw:style-name="gr2" draw:text-style-name="P1" draw:layer="layout" svg:width="5.842cm" svg:height="6.604cm" svg:x="2.143cm" svg:y="10.779cm">
            <text:p text:style-name="P1"/>
            <draw:enhanced-geometry svg:viewBox="0 0 21600 21600" draw:type="rectangle" draw:enhanced-path="M 0 0 L 21600 0 21600 21600 0 21600 0 0 Z N"/>
          </draw:custom-shape>
          <draw:frame draw:style-name="gr4" draw:layer="layout" svg:width="4.913cm" svg:height="1.707cm" svg:x="2.651cm" svg:y="10.977cm">
            <draw:text-box>
              <text:p text:style-name="P1">System Interact</text:p>
              <text:p text:style-name="P1">系统交互</text:p>
            </draw:text-box>
          </draw:frame>
          <draw:custom-shape draw:style-name="gr1" draw:text-style-name="P1" draw:layer="layout" svg:width="5.08cm" svg:height="1.651cm" svg:x="2.524cm" svg:y="12.938cm">
            <text:p text:style-name="P1">Win32 GUI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.08cm" svg:height="1.651cm" svg:x="2.524cm" svg:y="15.351cm">
            <text:p text:style-name="P1">Signal Handling</text:p>
            <text:p text:style-name="P1">消息处理</text:p>
            <draw:enhanced-geometry svg:viewBox="0 0 21600 21600" draw:type="rectangle" draw:enhanced-path="M 0 0 L 21600 0 21600 21600 0 21600 0 0 Z N"/>
          </draw:custom-shape>
        </draw:g>
        <draw:connector draw:style-name="gr5" draw:text-style-name="P1" draw:layer="layout" draw:type="curve" svg:x1="11.541cm" svg:y1="9.255cm" svg:x2="11.541cm" svg:y2="10.271cm" draw:start-shape="id1" draw:start-glue-point="2" draw:end-shape="id2" draw:end-glue-point="0" svg:d="m11541 9255v1016" svg:viewBox="0 0 1 1017">
          <text:p/>
        </draw:connector>
        <draw:g>
          <draw:custom-shape draw:style-name="gr2" draw:text-style-name="P1" draw:layer="layout" svg:width="6.223cm" svg:height="8.636cm" svg:x="8.366cm" svg:y="10.7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1" draw:layer="layout" svg:width="4.759cm" svg:height="1.707cm" svg:x="9.068cm" svg:y="11.104cm">
            <draw:text-box>
              <text:p text:style-name="P1">Disk Controller</text:p>
              <text:p text:style-name="P1">磁盘操作</text:p>
            </draw:text-box>
          </draw:frame>
          <draw:custom-shape draw:style-name="gr1" draw:text-style-name="P4" draw:layer="layout" svg:width="5.003cm" svg:height="1.701cm" svg:x="8.854cm" svg:y="13.015cm">
            <text:p text:style-name="P1"><text:span text:style-name="T3">Data Stream</text:span></text:p>
            <text:p text:style-name="P1"><text:span text:style-name="T3">数据流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4.953cm" svg:height="1.524cm" svg:x="8.874cm" svg:y="15.351cm">
            <text:p text:style-name="P1">Disk I/O</text:p>
            <text:p text:style-name="P1">磁盘输入输出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4.953cm" svg:height="1.524cm" svg:x="8.874cm" svg:y="17.383cm">
            <text:p text:style-name="P1">Disk RAM</text:p>
            <text:p text:style-name="P1">磁盘内存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1" draw:layer="layout" svg:width="6.731cm" svg:height="7.112cm" svg:x="10.398cm" svg:y="1.762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" draw:layer="layout" svg:width="3.937cm" svg:height="1.707cm" svg:x="11.668cm" svg:y="1.889cm">
            <draw:text-box>
              <text:p text:style-name="P1">File System</text:p>
              <text:p text:style-name="P1">文件系统</text:p>
            </draw:text-box>
          </draw:frame>
          <draw:custom-shape draw:style-name="gr1" draw:text-style-name="P1" draw:layer="layout" svg:width="5.715cm" svg:height="1.778cm" svg:x="10.906cm" svg:y="3.667cm">
            <text:p text:style-name="P1">Virtual File</text:p>
            <text:p text:style-name="P1">虚拟文件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.715cm" svg:height="1.651cm" svg:x="10.906cm" svg:y="6.207cm">
            <text:p text:style-name="P1">Virtual File System</text:p>
            <text:p text:style-name="P1">虚拟文件系统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4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1T15:19:36.454083409</meta:creation-date>
    <dc:date>2013-11-26T16:18:49.082555134</dc:date>
    <meta:editing-duration>PT2H33M3S</meta:editing-duration>
    <meta:editing-cycles>22</meta:editing-cycles>
    <meta:generator>LibreOffice/4.1.2.3$Linux_x86 LibreOffice_project/410m0$Build-3</meta:generator>
    <meta:document-statistic meta:object-count="24"/>
  </office:meta>
</office:document-meta>
</file>